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roman" style:font-pitch="variable"/>
  </office:font-face-decls>
  <office:automatic-styles>
    <style:style style:name="P1" style:family="paragraph" style:parent-style-name="Standard">
      <style:text-properties officeooo:rsid="00124b52" officeooo:paragraph-rsid="00124b52"/>
    </style:style>
    <style:style style:name="P2" style:family="paragraph" style:parent-style-name="Standard">
      <style:text-properties officeooo:rsid="000d07e5" officeooo:paragraph-rsid="000d07e5"/>
    </style:style>
    <style:style style:name="P3" style:family="paragraph" style:parent-style-name="Standard">
      <style:text-properties officeooo:rsid="0001e804" officeooo:paragraph-rsid="0001e804"/>
    </style:style>
    <style:style style:name="P4" style:family="paragraph" style:parent-style-name="Standard">
      <style:text-properties officeooo:rsid="00037c73" officeooo:paragraph-rsid="00044e5b"/>
    </style:style>
    <style:style style:name="P5" style:family="paragraph" style:parent-style-name="Standard">
      <style:text-properties officeooo:rsid="00044e5b" officeooo:paragraph-rsid="00044e5b"/>
    </style:style>
    <style:style style:name="P6" style:family="paragraph" style:parent-style-name="Standard">
      <style:text-properties officeooo:paragraph-rsid="000ea85e"/>
    </style:style>
    <style:style style:name="P7" style:family="paragraph" style:parent-style-name="Standard">
      <style:text-properties fo:language="de" fo:country="DE" officeooo:rsid="00293db2" officeooo:paragraph-rsid="00124b52"/>
    </style:style>
    <style:style style:name="P8" style:family="paragraph" style:parent-style-name="Standard">
      <style:text-properties fo:language="de" fo:country="DE" officeooo:rsid="002a6e72" officeooo:paragraph-rsid="00124b52"/>
    </style:style>
    <style:style style:name="P9" style:family="paragraph" style:parent-style-name="Standard">
      <style:text-properties fo:language="de" fo:country="DE" officeooo:rsid="0057d23e" officeooo:paragraph-rsid="0027808e"/>
    </style:style>
    <style:style style:name="P10" style:family="paragraph" style:parent-style-name="Standard">
      <style:text-properties fo:language="de" fo:country="DE" officeooo:rsid="0031ae5b" officeooo:paragraph-rsid="00420732"/>
    </style:style>
    <style:style style:name="P11" style:family="paragraph" style:parent-style-name="Standard">
      <style:text-properties fo:language="de" fo:country="DE" officeooo:rsid="004cd95d" officeooo:paragraph-rsid="004cd95d"/>
    </style:style>
    <style:style style:name="P12" style:family="paragraph" style:parent-style-name="Standard">
      <style:text-properties fo:language="de" fo:country="DE" officeooo:rsid="00124b52" officeooo:paragraph-rsid="00124b52"/>
    </style:style>
    <style:style style:name="P13" style:family="paragraph" style:parent-style-name="Standard">
      <style:text-properties officeooo:rsid="0013f8d2" officeooo:paragraph-rsid="00247e0a"/>
    </style:style>
    <style:style style:name="P14" style:family="paragraph" style:parent-style-name="Standard">
      <style:text-properties officeooo:rsid="0015a7dd" officeooo:paragraph-rsid="0015a7dd"/>
    </style:style>
    <style:style style:name="P15" style:family="paragraph" style:parent-style-name="Standard">
      <style:text-properties officeooo:rsid="001744aa" officeooo:paragraph-rsid="001744aa"/>
    </style:style>
    <style:style style:name="P16" style:family="paragraph" style:parent-style-name="Standard">
      <style:text-properties officeooo:rsid="00247e0a" officeooo:paragraph-rsid="00247e0a"/>
    </style:style>
    <style:style style:name="P17" style:family="paragraph" style:parent-style-name="Standard">
      <style:text-properties officeooo:rsid="002617a7" officeooo:paragraph-rsid="00261b36"/>
    </style:style>
    <style:style style:name="P18" style:family="paragraph" style:parent-style-name="Standard">
      <style:text-properties officeooo:rsid="00261b36" officeooo:paragraph-rsid="00261b36"/>
    </style:style>
    <style:style style:name="P19" style:family="paragraph" style:parent-style-name="Standard">
      <style:text-properties officeooo:rsid="002b472b" officeooo:paragraph-rsid="002b472b"/>
    </style:style>
    <style:style style:name="P20" style:family="paragraph" style:parent-style-name="Standard">
      <style:text-properties officeooo:rsid="002c3409" officeooo:paragraph-rsid="002c3409"/>
    </style:style>
    <style:style style:name="P21" style:family="paragraph" style:parent-style-name="Standard">
      <style:text-properties officeooo:rsid="001c1377" officeooo:paragraph-rsid="000fa6df"/>
    </style:style>
    <style:style style:name="P22" style:family="paragraph" style:parent-style-name="Standard">
      <style:text-properties officeooo:paragraph-rsid="00309630"/>
    </style:style>
    <style:style style:name="P23" style:family="paragraph" style:parent-style-name="Standard">
      <style:text-properties officeooo:paragraph-rsid="00340d42"/>
    </style:style>
    <style:style style:name="P24" style:family="paragraph" style:parent-style-name="Standard">
      <style:text-properties officeooo:rsid="001a5eb9" officeooo:paragraph-rsid="00340d42"/>
    </style:style>
    <style:style style:name="P25" style:family="paragraph" style:parent-style-name="Standard">
      <style:text-properties officeooo:rsid="00123fe0" officeooo:paragraph-rsid="003671d3"/>
    </style:style>
    <style:style style:name="P26" style:family="paragraph" style:parent-style-name="Standard">
      <style:text-properties officeooo:rsid="003671d3" officeooo:paragraph-rsid="003671d3"/>
    </style:style>
    <style:style style:name="P27" style:family="paragraph" style:parent-style-name="Standard">
      <style:text-properties officeooo:rsid="00382499" officeooo:paragraph-rsid="00382499"/>
    </style:style>
    <style:style style:name="P28" style:family="paragraph" style:parent-style-name="Standard">
      <style:text-properties officeooo:rsid="00382499" officeooo:paragraph-rsid="0039ce45"/>
    </style:style>
    <style:style style:name="P29" style:family="paragraph" style:parent-style-name="Standard">
      <style:text-properties officeooo:rsid="00382499" officeooo:paragraph-rsid="00420732"/>
    </style:style>
    <style:style style:name="P30" style:family="paragraph" style:parent-style-name="Standard">
      <style:text-properties officeooo:rsid="0039ce45" officeooo:paragraph-rsid="0039ce45"/>
    </style:style>
    <style:style style:name="P31" style:family="paragraph" style:parent-style-name="Standard">
      <style:text-properties officeooo:rsid="003b8130" officeooo:paragraph-rsid="003b8130"/>
    </style:style>
    <style:style style:name="P32" style:family="paragraph" style:parent-style-name="Standard">
      <style:text-properties officeooo:paragraph-rsid="003c7983"/>
    </style:style>
    <style:style style:name="P33" style:family="paragraph" style:parent-style-name="Standard">
      <style:text-properties officeooo:rsid="000e3d06" officeooo:paragraph-rsid="000e3d06"/>
    </style:style>
    <style:style style:name="P34" style:family="paragraph" style:parent-style-name="Standard">
      <style:text-properties officeooo:rsid="000e3d06" officeooo:paragraph-rsid="001152bc"/>
    </style:style>
    <style:style style:name="P35" style:family="paragraph" style:parent-style-name="Standard">
      <style:text-properties officeooo:rsid="000e3d06" officeooo:paragraph-rsid="000fa6df"/>
    </style:style>
    <style:style style:name="P36" style:family="paragraph" style:parent-style-name="Standard">
      <style:text-properties officeooo:paragraph-rsid="00466b3c"/>
    </style:style>
    <style:style style:name="P37" style:family="paragraph" style:parent-style-name="Standard">
      <style:text-properties officeooo:rsid="0041acfa" officeooo:paragraph-rsid="0041acfa"/>
    </style:style>
    <style:style style:name="P38" style:family="paragraph" style:parent-style-name="Standard">
      <style:text-properties officeooo:rsid="0041acfa" officeooo:paragraph-rsid="00466b3c"/>
    </style:style>
    <style:style style:name="P39" style:family="paragraph" style:parent-style-name="Standard">
      <style:paragraph-properties fo:break-before="page"/>
      <style:text-properties officeooo:rsid="00420732" officeooo:paragraph-rsid="00420732"/>
    </style:style>
    <style:style style:name="P40" style:family="paragraph" style:parent-style-name="Standard">
      <style:text-properties officeooo:rsid="00096e69" officeooo:paragraph-rsid="000c7b0f"/>
    </style:style>
    <style:style style:name="P41" style:family="paragraph" style:parent-style-name="Standard">
      <style:text-properties officeooo:rsid="00096e69" officeooo:paragraph-rsid="000ad205"/>
    </style:style>
    <style:style style:name="P42" style:family="paragraph" style:parent-style-name="Standard">
      <style:text-properties officeooo:rsid="000ea85e" officeooo:paragraph-rsid="000fa6df"/>
    </style:style>
    <style:style style:name="P43" style:family="paragraph" style:parent-style-name="Standard">
      <style:text-properties officeooo:rsid="00309630" officeooo:paragraph-rsid="00309630"/>
    </style:style>
    <style:style style:name="P44" style:family="paragraph" style:parent-style-name="Standard">
      <style:text-properties officeooo:rsid="00466b3c" officeooo:paragraph-rsid="00466b3c"/>
    </style:style>
    <style:style style:name="P45" style:family="paragraph" style:parent-style-name="Standard">
      <style:text-properties officeooo:rsid="004bc3b0" officeooo:paragraph-rsid="004bc3b0"/>
    </style:style>
    <style:style style:name="P46" style:family="paragraph" style:parent-style-name="Standard">
      <style:text-properties officeooo:rsid="004e2a5e" officeooo:paragraph-rsid="004e2a5e"/>
    </style:style>
    <style:style style:name="P47" style:family="paragraph" style:parent-style-name="Standard">
      <style:text-properties officeooo:rsid="0032c387" officeooo:paragraph-rsid="00466b3c"/>
    </style:style>
    <style:style style:name="P48" style:family="paragraph" style:parent-style-name="Standard">
      <style:text-properties officeooo:rsid="003ea182" officeooo:paragraph-rsid="003ea182"/>
    </style:style>
    <style:style style:name="P49" style:family="paragraph" style:parent-style-name="Standard">
      <style:text-properties fo:language="de" fo:country="DE" officeooo:rsid="00506524" officeooo:paragraph-rsid="00506524"/>
    </style:style>
    <style:style style:name="P50" style:family="paragraph" style:parent-style-name="Heading_20_1">
      <style:text-properties officeooo:rsid="000e3d06" officeooo:paragraph-rsid="000e3d06"/>
    </style:style>
    <style:style style:name="P51" style:family="paragraph" style:parent-style-name="Heading_20_1">
      <style:paragraph-properties fo:break-before="page"/>
    </style:style>
    <style:style style:name="P52" style:family="paragraph" style:parent-style-name="Heading_20_1" style:list-style-name="">
      <style:paragraph-properties fo:break-before="page"/>
      <style:text-properties officeooo:rsid="00340d42" officeooo:paragraph-rsid="00340d42"/>
    </style:style>
    <style:style style:name="P53" style:family="paragraph" style:parent-style-name="Heading_20_2">
      <style:paragraph-properties fo:break-before="page"/>
      <style:text-properties officeooo:rsid="002b472b" officeooo:paragraph-rsid="002b472b"/>
    </style:style>
    <style:style style:name="P54" style:family="paragraph" style:parent-style-name="Heading_20_2">
      <style:text-properties officeooo:paragraph-rsid="00466b3c"/>
    </style:style>
    <style:style style:name="P55" style:family="paragraph" style:parent-style-name="Heading_20_2">
      <style:text-properties officeooo:rsid="00482164" officeooo:paragraph-rsid="00482164"/>
    </style:style>
    <style:style style:name="P56" style:family="paragraph" style:parent-style-name="Heading_20_2">
      <style:text-properties officeooo:rsid="00124b52" officeooo:paragraph-rsid="00124b52"/>
    </style:style>
    <style:style style:name="P57" style:family="paragraph" style:parent-style-name="Heading_20_2">
      <style:text-properties officeooo:rsid="00506524" officeooo:paragraph-rsid="00506524"/>
    </style:style>
    <style:style style:name="P58" style:family="paragraph" style:parent-style-name="Heading_20_2">
      <style:text-properties officeooo:paragraph-rsid="00124b52"/>
    </style:style>
    <style:style style:name="T1" style:family="text">
      <style:text-properties officeooo:rsid="00044e5b"/>
    </style:style>
    <style:style style:name="T2" style:family="text">
      <style:text-properties officeooo:rsid="0004f01f"/>
    </style:style>
    <style:style style:name="T3" style:family="text">
      <style:text-properties officeooo:rsid="0006bb91"/>
    </style:style>
    <style:style style:name="T4" style:family="text">
      <style:text-properties officeooo:rsid="0008189c"/>
    </style:style>
    <style:style style:name="T5" style:family="text">
      <style:text-properties officeooo:rsid="000ad205"/>
    </style:style>
    <style:style style:name="T6" style:family="text">
      <style:text-properties officeooo:rsid="000c7b0f"/>
    </style:style>
    <style:style style:name="T7" style:family="text">
      <style:text-properties officeooo:rsid="000d07e5"/>
    </style:style>
    <style:style style:name="T8" style:family="text">
      <style:text-properties officeooo:rsid="000ea85e"/>
    </style:style>
    <style:style style:name="T9" style:family="text">
      <style:text-properties officeooo:rsid="000fa6df"/>
    </style:style>
    <style:style style:name="T10" style:family="text">
      <style:text-properties officeooo:rsid="001152bc"/>
    </style:style>
    <style:style style:name="T11" style:family="text">
      <style:text-properties officeooo:rsid="00124b52"/>
    </style:style>
    <style:style style:name="T12" style:family="text">
      <style:text-properties officeooo:rsid="001744aa"/>
    </style:style>
    <style:style style:name="T13" style:family="text">
      <style:text-properties officeooo:rsid="001a5eb9"/>
    </style:style>
    <style:style style:name="T14" style:family="text">
      <style:text-properties officeooo:rsid="001c1377"/>
    </style:style>
    <style:style style:name="T15" style:family="text">
      <style:text-properties officeooo:rsid="001f1703"/>
    </style:style>
    <style:style style:name="T16" style:family="text">
      <style:text-properties officeooo:rsid="00208fb4"/>
    </style:style>
    <style:style style:name="T17" style:family="text">
      <style:text-properties officeooo:rsid="00247e0a"/>
    </style:style>
    <style:style style:name="T18" style:family="text">
      <style:text-properties officeooo:rsid="00261b36"/>
    </style:style>
    <style:style style:name="T19" style:family="text">
      <style:text-properties officeooo:rsid="002c3409"/>
    </style:style>
    <style:style style:name="T20" style:family="text">
      <style:text-properties officeooo:rsid="002cb7f6"/>
    </style:style>
    <style:style style:name="T21" style:family="text">
      <style:text-properties officeooo:rsid="002e3421"/>
    </style:style>
    <style:style style:name="T22" style:family="text">
      <style:text-properties officeooo:rsid="00301d15"/>
    </style:style>
    <style:style style:name="T23" style:family="text">
      <style:text-properties fo:font-style="normal" style:text-underline-style="none" fo:font-weight="normal" style:font-style-asian="normal" style:font-weight-asian="normal"/>
    </style:style>
    <style:style style:name="T24" style:family="text">
      <style:text-properties fo:font-style="normal" style:text-underline-style="none" fo:font-weight="normal" officeooo:rsid="003671d3" style:font-style-asian="normal" style:font-weight-asian="normal"/>
    </style:style>
    <style:style style:name="T25" style:family="text">
      <style:text-properties officeooo:rsid="00309630"/>
    </style:style>
    <style:style style:name="T26" style:family="text">
      <style:text-properties officeooo:rsid="0031ae5b"/>
    </style:style>
    <style:style style:name="T27" style:family="text">
      <style:text-properties officeooo:rsid="00340d42"/>
    </style:style>
    <style:style style:name="T28" style:family="text">
      <style:text-properties officeooo:rsid="003671d3"/>
    </style:style>
    <style:style style:name="T29" style:family="text">
      <style:text-properties officeooo:rsid="00382499"/>
    </style:style>
    <style:style style:name="T30" style:family="text">
      <style:text-properties officeooo:rsid="0039ce45"/>
    </style:style>
    <style:style style:name="T31" style:family="text">
      <style:text-properties officeooo:rsid="003b8130"/>
    </style:style>
    <style:style style:name="T32" style:family="text">
      <style:text-properties officeooo:rsid="00420732"/>
    </style:style>
    <style:style style:name="T33" style:family="text">
      <style:text-properties officeooo:rsid="0042caf2"/>
    </style:style>
    <style:style style:name="T34" style:family="text">
      <style:text-properties officeooo:rsid="00466b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Kampfablauf</text:h>
      <text:p text:style-name="P3">Kampfsituationen sind schnelllebig<text:span text:style-name="T14">e und gefährliche Situationen</text:span>, <text:span text:style-name="T14">wo </text:span>Kämpfer nur wenig Zeit zum Agieren haben. Um diese Schnelllebigkeit des Kampfes spielbar zu machen, wird dieser in <text:span text:style-name="T1">zwei Phasen</text:span> unterteilt<text:span text:style-name="T14">, welche die Handlungsreihenfolge bestimmen.</text:span></text:p>
      <text:h text:style-name="Heading_20_2" text:outline-level="2">Phasen</text:h>
      <text:p text:style-name="P5"><text:span text:style-name="T14">Kämpfe sind zur Übersicht </text:span>in zwei Phasen unterteilt: Spieler- und Gegnerphase.</text:p>
      <text:p text:style-name="P5">Innerhalb der Spielerphase dürfen Spieler Aktionen ausführen. Es gibt keine festgelegte Handlungsreihenfolge, <text:span text:style-name="T14">aber s</text:span>obald ein Spieler eine Aktion ausgeführt hat, ist die Spielerphase beendet und die Gegnerphase beginnt.</text:p>
      <text:p text:style-name="P5">Während der Gegnerphase <text:span text:style-name="T14">ist der Spielmeister am Zug, der </text:span>die Ge<text:span text:style-name="T14">gn</text:span>er <text:span text:style-name="T14">der Spielercharaktere verkörpert</text:span>. <text:span text:style-name="T2">Auch hier gilt, sobald </text:span><text:span text:style-name="T14">die </text:span><text:span text:style-name="T2">Gegner eine Aktion ausgeführt hat, ist diese Phase beendet und die Spieler sind erneut in ihrer Spielerphase am Zug.</text:span></text:p>
      <text:h text:style-name="Heading_20_2" text:outline-level="2">Kampfbeginn</text:h>
      <text:p text:style-name="P4"><text:span text:style-name="T14">Ein Kampf wird initiiert, sobald ein Spieler oder der Spielmeister den Kampf durch Ansage oder einen Angriff beginnt. </text:span>Sobald ein Kampf initiiert wurde, beginnt die erste <text:span text:style-name="T1">Kampfphase. Sollten die Spieler den Kampf initiiert haben, so beginn</text:span><text:span text:style-name="T3">en diese </text:span><text:span text:style-name="T1">direkt mit </text:span><text:span text:style-name="T3">ihrer </text:span><text:span text:style-name="T1">Spielerphase. Andernfalls beginn</text:span><text:span text:style-name="T4">t</text:span><text:span text:style-name="T1"> </text:span><text:span text:style-name="T3">der Kampf mit einer </text:span><text:span text:style-name="T1">Gegner</text:span><text:span text:style-name="T3">phase</text:span><text:span text:style-name="T1">. </text:span></text:p>
      <text:h text:style-name="Heading_20_2" text:outline-level="2">Kampfende</text:h>
      <text:p text:style-name="P2">Ein Kampf ist beendet, sobald alle Gegner erfolgreich besiegt wurden. Das heißt nicht unbedingt, dass diese sterben müssen. Stattdessen können Spieler auch Gegner in die Flucht schlagen, betäuben, zum Kapitulieren bringen oder anderweitig neutralisieren. </text:p>
      <text:p text:style-name="P21">Alternativ ist auch ein Kampf beendet, wenn die Spieler durch Flucht, Kapitulieren oder Bewusstlosigkeit besiegt wurden.</text:p>
      <text:h text:style-name="Heading_20_2" text:outline-level="2"><text:span text:style-name="T21">(</text:span>INFOBLOCK<text:span text:style-name="T21">) </text:span><text:span text:style-name="T22">Kampfszenen und Action Shots</text:span></text:h>
      <text:p text:style-name="P22">Die Kämpfe in Aeternum sollen besonders viel Action und Dynamik einfangen. Deswegen sollten sich Spieler und Spielmeister die Kämpfe wie Kampfszenen aus einem Action Film vorstellen. Dabei springt die Kamera schnell zwischen den Kämpfern umher, welche dann kurze, aber wirkungsvolle, Aktionen ausführen. Genau so soll jede Phase wie ein Action Shot im Film eine kurzen Schlagabtausch oder Kampfhandlung zeigen.</text:p>
      <text:h text:style-name="P53" text:outline-level="2">Synchronisieren</text:h>
      <text:p text:style-name="P19">Spieler (oder auch Gegner) können sich im Kampf synchronisieren, <text:span text:style-name="T19">um zusammenzuarbeiten. Dadurch können mehrere Spieler (oder Gegner) innerhalb einer einzigen Phase jeweils eine Aktion ausführen. Die Aktionen aller beteiligten Spieler müssen dabei aber einen Zusammenhang haben und somit ein gemeinsames Ziel verfolgen. Es darf kein Spieler mehr als eine Aktion pro Phase ausführen.</text:span></text:p>
      <text:p text:style-name="P20">Sobald mehrere Spieler sich synchronisiert haben, dürfen diese ihre gemeinsamen Aktionen in beliebiger Reihenfolge ausführen. Sobald alle Spieler ihre Aktion ausgeführt haben, ist die Spielerphase wie gewohnt beendet und die Gegner sind am Zug. Die ausgewählten Aktionen können dann jedoch nicht mehr abgebrochen werden, außer die Ausführung ist unmöglich geworden. Die Regel des Synchronisierens gelten analog auch für die Gegner während der Gegnerphase.</text:p>
      <text:p text:style-name="P20">Ob mehrere Aktionen zusammenhängen und somit ein Synchronisieren möglich ist, wird durch Meisterentscheid festgelegt. Einige Beispiele für zusammenhängende Aktionen sind:</text:p>
      <text:p text:style-name="P20">- den selben Gegner festhalten und angreifen</text:p>
      <text:p text:style-name="P20">- <text:span text:style-name="T20">sich gemeinsam Rücken an Rücken verteidigen</text:span></text:p>
      <text:p text:style-name="P20">- mit Räuberleiter einen Baum erklimmen</text:p>
      <text:p text:style-name="P20">- gemeinsam <text:span text:style-name="T20">in die selbe Richtung </text:span>flüchten</text:p>
      <text:h text:style-name="Heading_20_2" text:outline-level="2"><text:span text:style-name="T21">(</text:span>INFOBLOCK<text:span text:style-name="T21">)</text:span> <text:span text:style-name="T25">Teamplay</text:span></text:h>
      <text:p text:style-name="P43">Durch das Synchronisieren haben Spieler die Möglichkeit sehr effizient zusammenzuarbeiten und besonders kreative und wirkungsvolle Aktionen gemeinsam auszuführen. Außerdem reduziert sich durch synchronisierte Handlungen auch die Wartezeit der Spieler innerhalb des Kampfes.</text:p>
      <text:h text:style-name="P51" text:outline-level="1">Aktion<text:span text:style-name="T26">spunkte</text:span></text:h>
      <text:p text:style-name="P41">Während des Kampfes <text:span text:style-name="T6">verwenden Kämpfer Aktionspunkte (AP), um ihre Aktionen auszuführen</text:span><text:span text:style-name="T5">. </text:span><text:span text:style-name="T6">Jede Handlung im Kampf benötigt den Einsatz von mindestens 1 AP.</text:span><text:span text:style-name="T5"> </text:span><text:span text:style-name="T6">Je mehr AP auf eine Aktion verwendet werden, desto besser ist das Ergebnis.</text:span></text:p>
      <text:h text:style-name="Heading_20_2" text:outline-level="2">Sammeln</text:h>
      <text:p text:style-name="P40"><text:span text:style-name="T6">Zu </text:span>Beginn der Spielerphase <text:span text:style-name="T6">erhält jeder Spieler </text:span><text:span text:style-name="T5">jeweils </text:span><text:span text:style-name="T6">+1 AP</text:span>. <text:span text:style-name="T6">Spieler können diesen in der Spielerphase direkt einsetzen oder aufsparen. Je</text:span><text:span text:style-name="T7">des mal wenn ein Spieler seine AP anspart, macht sich der Spielercharakter bereit in einem günstiges Zeitpunkt seine Aktion auszuführen. </text:span><text:span text:style-name="T6">Ein Spieler darf maximal 4 AP ansammeln.</text:span></text:p>
      <text:h text:style-name="Heading_20_2" text:outline-level="2">Hinterhalt</text:h>
      <text:p text:style-name="P38">Wenn ein Kampf durch einen erfolgreichen Hinterhalt beginnt, erhält dieser einen Bonus. Diejenigen, die den Hinterhalt ausgeführt haben starten den Kampf mit 4 AP und können so direkt ihren Gegnern zusetzen.</text:p>
      <text:h text:style-name="Heading_20_2" text:outline-level="2">Verwendung</text:h>
      <text:p text:style-name="P34">Sobald ein Spieler in der Spielerphase eine Aktion ausführen möchte, muss dieser mindestens einen AP dafür einsetzen. Bestimmte langwierige Aktionen können auch mehrere AP benötigen. Die Mindestanzahl an AP wird durch Meisterentscheid festgelegt.<text:line-break/>Je nachdem, welche <text:span text:style-name="T8">Aktions</text:span><text:span text:style-name="T10">kategorie </text:span>ein Spieler ausführt, kann es auch vorteilhaft sein, freiwillig mehr AP als nötig zu investieren, um eine Erleichterung und erhöhte Qualität zu erhalten. Die genauen Regeln hängen von de<text:span text:style-name="T9">m </text:span><text:span text:style-name="T8">Aktions</text:span><text:span text:style-name="T10">kategorien</text:span><text:span text:style-name="T9"> </text:span>ab.</text:p>
      <text:p text:style-name="P33">Sollten mehrere Spieler ihre Aktionen kombinieren, so müssen alle beteiligten Spieler ihre Aktionspunkte einsetzen. Jeder Spieler kann dabei selbst entscheiden, wie viele Aktionen er einsetzen möchte. </text:p>
      <text:p text:style-name="P35">Nach dem Einsetzen einer Aktion ist die Spielerphase beendet.</text:p>
      <text:h text:style-name="Heading_20_2" text:outline-level="2">Zögern</text:h>
      <text:p text:style-name="P42">Sollten in einer Spielerphase keiner der Spieler eine Aktion ausführen, so sind die Spielercharaktere zögerlich im Kampf und bieten ihren Gegnern eine Chance. Alle Gegner erhalten zusätzlich +1 AP. Diese Regel gilt auch, wenn alle Spieler aufgrund von Betäubung oder ähnlichen Effekten handlungsunfähig sind.</text:p>
      <text:h text:style-name="P54" text:outline-level="2">(INFOBLOCK)Aktionspunkte Mitzählen</text:h>
      <text:p text:style-name="P47">Spieler können, wenn sie möchten, einen d4 benutzen, um ihre Aktuelle Anzahl an Aktionspunkten zu zählen. Alternativ können Spieler sich auch für jeden Aktionspunkt ein beliebigen Würfel vor sich legen, sodass die Würfel vor ihnen die Aktionspunkte repräsentieren. Auch das Nutzen von gebastelten Aktionspunkten aus Papier ist möglich.</text:p>
      <text:h text:style-name="P51" text:outline-level="1">Fokusaktion</text:h>
      <text:p text:style-name="P45">Ein geduldiger Kämpfer sucht sich den perfekten Zeitpunkt, um seine seine Verbündeten zu unterstützen oder Gegner in ihren Handlungen zu unterbrechen. Durch jene fokussierten Aktionen, kann das Kampfgeschehen maßgeblich beeinflusst werden. </text:p>
      <text:h text:style-name="Heading_20_2" text:outline-level="2">Fokus</text:h>
      <text:p text:style-name="P45">Sobald ein Kämpfer 4 AP angesammelt hat und davon alle auf eine Aktion verwendet, so gilt diese Aktion als Fokusaktion.</text:p>
      <text:h text:style-name="Heading_20_2" text:outline-level="2">Erfolg</text:h>
      <text:p text:style-name="P45">Fokusaktionen sind oft erfolgreich, da der Spieler meist mehrere Bonuswürfel zur Verfügung hat. Aber auch eine Fokusaktion kann fehlschlagen.</text:p>
      <text:h text:style-name="Heading_20_2" text:outline-level="2">Unterbrechen</text:h>
      <text:p text:style-name="P45">Fokusaktionen dürfen zu jedem Zeitpunkt ausgeführt werden, selbst in der Gegnerphase. Dadurch können Angriff gekontert oder Verbündete gerettet werden. Durch den Einsatz einer Fokusaktion wird die aktuelle Kampfpahse nicht beendet und weitere Kämpfer können noch agieren.</text:p>
      <text:h text:style-name="P51" text:outline-level="1">Bonusaktion</text:h>
      <text:p text:style-name="P11">Durch bestimmte Gegenstände, Merkmale oder durch Meisterentscheid können Kämpfer zusätzliche Aktionen bekommen. Diese Bonusaktionen können zusätzlich eingesetzt werden, da diese die aktuelle Kampfphase nicht beenden. Bonusaktionen kosten wie wie gewohnt AP, welche bezahlt werden müssen.</text:p>
      <text:h text:style-name="P52" text:outline-level="1">Angriffs-Aktion</text:h>
      <text:p text:style-name="P23">Wenn Spieler einen Gegner mit einer ihrer Waffen angreifen wollen, müssen diese eine Angriffs-Aktion ausführen. Die benötigten AP der Angriffs-Aktion wird durch die verwendete Waffe bestimmt. Leichte Waffen benötigen tendenziell weniger AP für einen Angriff als schwere Waffen. <text:span text:style-name="T27">Außerdem muss das Ziel innerhalb Reichweite der verwendeten Waffen sein.</text:span></text:p>
      <text:h text:style-name="Heading_20_2" text:outline-level="2">Waffenprobe</text:h>
      <text:p text:style-name="Standard">Sobald ein Spieler eine Angriffs-Aktion ausführt und AP dafür eingesetzt hat, muss dieser eine Waffenprobe ablegen. Ist die Waffenprobe erfolgreich, so trifft der Angriff und der Gegner erleidet so viel Schaden wie die Waffe verursacht. Außerdem wird dessen Verteidigung um 1 reduziert, egal ob der Angriff erfolgreich war.</text:p>
      <text:h text:style-name="Heading_20_2" text:outline-level="2">Synchronisieren</text:h>
      <text:p text:style-name="P30">Wenn mehrere Kämpfer den selben Gegner versuchen <text:span text:style-name="T31">anzugreifen, können sie ihre Angriffs-Aktionen synchronisieren. Aber auch das Synchronisieren eine Angriffs-Aktion mit anderen Aktionen, welche den selben Gegner beeinträchtigen ist möglich.</text:span></text:p>
      <text:h text:style-name="Heading_20_2" text:outline-level="2">Zielen</text:h>
      <text:p text:style-name="P23">Ein Spieler kann freiwillig mehr AP einzusetzen als notwendig, um auf seinen Gegner zu zielen. Dadurch nimmt sich der Spielercharakter mehr Zeit für den Angrif. Für jeden zusätzlich benutzten AP erhält die Waffenprobe +1 Bonuswürfel.</text:p>
      <text:h text:style-name="Heading_20_2" text:outline-level="2">Mehrere Angriffe</text:h>
      <text:p text:style-name="P24"><text:span text:style-name="T27">Wenn </text:span>ein Spieler <text:span text:style-name="T27">genügend </text:span>AP zur Verfügung <text:span text:style-name="T27">hat, um die AP-Kosten der Waffe mehrfach zu decken</text:span>, darf <text:span text:style-name="T27">der </text:span>Spieler <text:span text:style-name="T27">auch </text:span>innerhalb einer Aktion mehrere Angriffe mit der gleichen Waffe ausführen. <text:span text:style-name="T27">Für jeden Angriff muss dabei eine separate Waffenprobe ausgeführt werden.</text:span></text:p>
      <text:p text:style-name="P24">Möchte ein Spieler die mehrfachen Angriffe <text:span text:style-name="T27">auf </text:span>unterschiedliche Ziele setzen, so <text:span text:style-name="T27">erhalten alle Waffenproben </text:span>für jedes <text:span text:style-name="T27">zusätzliche </text:span>Ziel +1 Maluswürfel.</text:p>
      <text:h text:style-name="P51" text:outline-level="1"><text:span text:style-name="T34">V</text:span>erteidigungs-Aktionen</text:h>
      <text:p text:style-name="P25">Um sich vor gegnerischen Angriffen zu schützen, können Kämpfer <text:span text:style-name="T28">eine Verteidigu</text:span><text:span text:style-name="T29">n</text:span><text:span text:style-name="T28">gshaltung einnehmen und sich somit bereit machen in gegnerische Angriffen Auszuweichen oder abzuwehren</text:span>.</text:p>
      <text:h text:style-name="Heading_20_2" text:outline-level="2">Verteidigung</text:h>
      <text:p text:style-name="P36"><text:span text:style-name="T28">Die Verteidigungs-Aktion benötigt mindestens 1 AP und erhöht die Verteidigung des Kämpfers um +2. Das bedeutet, dass alle Angriffe gegen den Kämpfer um -2 erschwert sind. Für jeden weiteren AP</text:span><text:span text:style-name="T24">, der eingesetzt wurde,</text:span><text:span text:style-name="T28"> erhöht sich die Verteidigung um weitere 2 Punkte. Diese Erschwerung gilt solange, bis der Kämpfer eine weitere Aktion ausführt. </text:span></text:p>
      <text:h text:style-name="P55" text:outline-level="2">Reduktion</text:h>
      <text:p text:style-name="P44">Jedes mal wenn ein Kämpfer angegriffen wird, reduziert sich dessen Verteidigung um -1 für die Kampfphase. Auch misslungene Angriffe reduzieren hierbei die Verteidigung. Dadurch können selbst Kämpfer mit hoher Verteidigung in Bedrängnis geraten. Am Ende der Kampfphase verfällt dieser Effekt wieder und der Kämpfer hat wieder seine volle Verteidigung.</text:p>
      <text:h text:style-name="Heading_20_2" text:outline-level="2">Synchronisieren</text:h>
      <text:p text:style-name="P30">Wenn sich mehrere Kämpfer im gleichen Moment gegen einen verheerenden Angriff schützen wollen, können die Kämpfer ihre Verteidigungs-Aktionen synchronisieren. Auch Synchronisationen mit anderen Aktionen sind möglich, solange sie dem selben Ziel dienen.</text:p>
      <text:h text:style-name="Heading_20_2" text:outline-level="2">Passive Verteidigung</text:h>
      <text:p text:style-name="P26">Kämpfer können ihre Verteidigung im Kampf auch erhöhen, ohne die Verteidigungs-Aktion einzusetzen, indem sie ihre Umgebung sinnvoll nutzen. Wenn Spieler in Deckung gehen oder eine vorteilhafte Position im Kampf einnehmen, erhöht sich deren Verteidigung solange, bis sie aus ihrer Deckung gehen oder sie flankiert werden. Ob und wie viel Verteidigung die Umgebung bietet wird durch Meisterentscheid festgelegt.</text:p>
      <text:p text:style-name="P26"/>
      <text:h text:style-name="P51" text:outline-level="1">Bewegungs-Aktionen</text:h>
      <text:p text:style-name="P27">Kämpfer können sich im Kampf bewegen, um Gegner zu erreichen, vorteilhafte Positionen zu erreichen oder um aus dem Kampf zu flüchten.</text:p>
      <text:h text:style-name="Heading_20_2" text:outline-level="2">Bewegung</text:h>
      <text:p text:style-name="P27">Wenn die Spieler sich ausschließlich bewegen wollen, <text:span text:style-name="T30">um schnell einen Gegner oder eine Position zu erreichen, können die Spieler mindestens 1 AP nutzen, um bis zu 5 Bewegungseinheiten zu laufen. Für jeden weiteren AP erhöht sich die maximale Distanz um 5 Bewegungseinheiten.</text:span></text:p>
      <text:h text:style-name="Heading_20_2" text:outline-level="2">Synchronisieren</text:h>
      <text:p text:style-name="P30">Bewegungs-Aktionen zu synchronisieren ist beispielsweise möglich, wenn mehrere Kämpfer flüchten wollen oder in die selbe Richtung sprinten. Wenn ein Verbündeter in Bedrängnis ist, kann eine Bewegungs-Aktion zur dem Verbündeten auch mit seiner Verteidigungs-Aktion synchronisiert werden. </text:p>
      <text:h text:style-name="Heading_20_2" text:outline-level="2">Passive Bewegung</text:h>
      <text:p text:style-name="P27">Jedes mal, wenn ein Kämpfer eine nicht Bewegungs-Aktion ausführt, darf sich der Charakter passiv Bewegen. Die zurückgelegt Distanz hängt von der ausgeführten Aktion ab. Für jeden verwendeten AP darf sich der Kämpfe um bis zu 2 Bewegungseinheiten bewegen. Während Aktionen, die Stillstand erfordern, ist keine passive Bewegung möglich.</text:p>
      <text:h text:style-name="Heading_20_2" text:outline-level="2">(INFOBLOCK) BEWEGUNGSEINHEITEN</text:h>
      <text:p text:style-name="P28"><text:span text:style-name="T15">Damit ein Kampf auch dynamisch bleibt, sind auch </text:span><text:span text:style-name="T9">Distanzen und Bewegungen </text:span><text:span text:style-name="T15">nicht exakt festzulegen. Stattdessen werden diese vom </text:span><text:span text:style-name="T9">Spielmeister </text:span><text:span text:style-name="T15">eingeschätzt. Entfernungen und Bewegungsreichweiten werden in Bewegungseinheiten angegeben, wobei unter normal Bedingungen eine Bewegungseinheit ungefähr einem Meter entspricht. Unter erschwerten Bedingung kann der Spielmeister auch festlegen, dass eine Bewegung von einem Meter </text:span><text:span text:style-name="T16">auch mehr als eine Bewegungseinheit benötigt.</text:span></text:p>
      <text:h text:style-name="P51" text:outline-level="1">Attributs-Aktionen</text:h>
      <text:p text:style-name="P31">Im Kampf sind auch weitere körperliche oder mentale Aktionen möglich. Ein kräftiger Kämpfer könnte sich gegen eine Tür stemmen, um diese zu blockieren, während eine intelligenter Kämpfer die Schwachstellen beim Gegner sucht. Charismatische Kämpfer sind in der Lage, ihre Verbündeten durch Zurufe zu unterstützen oder Gegner zu provozieren. Geschickte Kämpfer können ihre Gegner versuchen zu entwaffnen und sich schnell aus Haltegriffen lösen. </text:p>
      <text:h text:style-name="Heading_20_2" text:outline-level="2">Attributsprobe</text:h>
      <text:p text:style-name="P31">Wenn ein Spieler eine herausfordernde Aktion ausführen möchte, welche kein direkter Angriff ist, wird eine Attributsprobe abgelegt. Je nach Handlung wählt der Spielmeister das passende Attribut, worauf der Spieler seine Attributsprobe ablegen muss. Attributs-Aktionen kosten 1 AP. Durch jeden zusätzlich investierten AP erhält der Spieler während der Attributsprobe +1 Bonuswürfel. </text:p>
      <text:h text:style-name="Heading_20_2" text:outline-level="2">Synchronisieren</text:h>
      <text:p text:style-name="P31">Attributs-Aktionen sind so vielfältig, dass diese mit jeder anderen Aktionart kombinierbar sind und somit Synchronisieren oftmals möglich ist, solange die Spieler ein gemeinsames Ziel verfolgen.</text:p>
      <text:h text:style-name="P51" text:outline-level="1">Basis-Aktionen</text:h>
      <text:p text:style-name="P32"><text:span text:style-name="T9">Alle Aktionen, die keine besondere Herausforderung darstellen fallen unter die Kategorie der </text:span><text:span text:style-name="T23">Basis-Aktionen</text:span><text:span text:style-name="T9">. Hierbei müssen die Spieler keine Probe ablegen, sondern lediglich die notwendigen AP einsetzen. Aufwändige </text:span><text:span text:style-name="T23">Basis-Aktionen</text:span><text:span text:style-name="T9"> </text:span><text:span text:style-name="T31">können auch mehr als 1 </text:span><text:span text:style-name="T9">AP </text:span><text:span text:style-name="T31">benötigen</text:span><text:span text:style-name="T9">. </text:span></text:p>
      <text:h text:style-name="Heading_20_2" text:outline-level="2">Synchronisieren</text:h>
      <text:p text:style-name="P31">Meist können mehrere Spieler die selbe Basis-Aktion ausführen und sich darüber synchronisieren. Dabei können sie die notwendigen AP aufteilen. Auch mit anderen Aktionen können Basis-Aktionen synchronisiert werden, aber nur wenn diese in einem Zusammenhang stehen.</text:p>
      <text:h text:style-name="P51" text:outline-level="1">Waffen</text:h>
      <text:p text:style-name="P1">Waffen werden im Kampf eingesetzt, um Gegnern durch Angriffe zu besiegen. Dabei ist jede Waffe einzigartig und unterscheidet sich in verschiedenen Faktoren.</text:p>
      <text:h text:style-name="Heading_20_2" text:outline-level="2">Reichweite</text:h>
      <text:p text:style-name="P7">Um mit einer Waffe überhaupt angreifen zu können, muss das Ziel in Reichweite stehen. Reichweiten sind in vier Kategorien eingeteilt, die eine grobe Distanz abdecken. Ob ein Ziel in Reichweite steht oder wie weit ein Kämpfer noch laufen muss, wird durch Meisterentscheid festgelegt.</text:p>
      <text:h text:style-name="Heading_20_3" text:outline-level="3">Nahkampf</text:h>
      <text:p text:style-name="P7">Nahkampfwaffen reichen so weit sie mit ihrem Arm kommen bis hin zu 1-2 Metern. </text:p>
      <text:h text:style-name="Heading_20_3" text:outline-level="3">Gefecht</text:h>
      <text:p text:style-name="P7">Das Feuergefecht erstreckt sich typischer Weise über geschlossene Räumlichkeiten, Gassen oder ähnliches. Die Reichweite reicht bis ungefähr 15 Metern.</text:p>
      <text:h text:style-name="Heading_20_3" text:outline-level="3">Schlacht</text:h>
      <text:p text:style-name="P7">Auf einem offenen Schlachtfeld sind die Distanzen deutlich größer. Waffen mit dieser Reichweite können bis ungefähr 50 Meter angreifen.</text:p>
      <text:h text:style-name="Heading_20_3" text:outline-level="3">Weitläufig</text:h>
      <text:p text:style-name="P7">Die präzisesten Waffen erreichen eine weitläufige Reichweite, die soweit das Auge reicht <text:span text:style-name="T11">alles abdeckt</text:span>.</text:p>
      <text:h text:style-name="Heading_20_2" text:outline-level="2">AP-Kosten</text:h>
      <text:p text:style-name="P7">Verschiedene Waffen können unterschiedlich schnell abgefeuert oder geschwungen werden. <text:span text:style-name="T11">Die AP-Kosten gibt an, wie viele Aktionspunkte ein Spieler einsetzen muss, um einen einzigen Angriff mit der Waffe auszuführen. Je höher die AP-Kosten einer Waffe, desto langsamer greift man mit der Waffe an und desto mehr Zeit muss ein Spieler beim Angriff aufbringen.</text:span></text:p>
      <text:h text:style-name="P56" text:outline-level="2">Waffenwürfel</text:h>
      <text:p text:style-name="P12">Auch die Präzision der Waffen ist unterschiedlich, welche durch den Waffenwürfel repräsentiert wird. Bei einer Waffenprobe wird der Waffenwürfel der verwendeten Waffe eingesetzt. Dabei bedeuten größere Waffenwürfel, dass die Waffe vergleichsweise präzise ist. Der Waffenwürfel ist dabei unabhängig von dem verursachten Schaden.</text:p>
      <text:h text:style-name="P57" text:outline-level="2">Erschwerung</text:h>
      <text:p text:style-name="P49">Jede Waffe hat einen Erschwerungswert. Dieser beschreibt, wie kompliziert die Nutzung der Waffe ist. Je komplexer die Waffe, desto größer ist die Erschwerung, die bei der Waffenprobe anfällt. Die Waffenerschwerung kann durch Erfahrungspunkte reduziert werden, sodass der Spierlercharakter geübter mit der Waffe wird. Eine Erschwerung kann dabei aber nie positiv werden.</text:p>
      <text:h text:style-name="P58" text:outline-level="2">Schaden</text:h>
      <text:p text:style-name="P8">Bei einem erfolgreichen Treffer verursacht der Kämpfer Schaden an seinem Gegner. <text:span text:style-name="T11">Um den Kampf zu beschleunigen, ist d</text:span>er Schaden dabei konstant. <text:span text:style-name="T11">Der verursachte Schaden wird noch um die Rüstung des Ziels reduziert.</text:span></text:p>
      <text:h text:style-name="P58" text:outline-level="2"><text:soft-page-break/>Sonstige Effekte</text:h>
      <text:p text:style-name="P8">Viele Waffen haben besondere Eigenschaften, wodurch sie <text:span text:style-name="T11">wirklich </text:span>einzigartig werden. <text:span text:style-name="T11">Sollte eine dieser Eigenschaften eine der vorherigen Regeln widersprechen, so gilt dies als Ausnahme der Regel.</text:span></text:p>
      <text:h text:style-name="Heading_20_2" text:outline-level="2">(INFOBLOCK) WAFFENLOS</text:h>
      <text:p text:style-name="P48">Auch ohne Waffen können Angriffe ausgeführt werden. In dem Fall hat der Angriff eine Nahkampf-Reichweite, kostet 2 AP und nutzt einen d6. Bei Erfolg fügt dieser 3 Schadenspunkte zu.</text:p>
      <text:h text:style-name="P51" text:outline-level="1">Kritische Effekte</text:h>
      <text:p text:style-name="P13"><text:span text:style-name="T17">Neben den normalen Erfolgen und Fehlschlägen </text:span><text:span text:style-name="T18">kommt es in seltenen Fällen </text:span><text:span text:style-name="T17">auch zu kritischen Erfolgen oder kritischen Misserfolgen. Diese </text:span><text:span text:style-name="T18">treten nur ein, wenn mehrere Aktionen innerhalb einer Kampfphase ausgeführt werden. Sie repräsentieren besonderes triumphale Handlungen oder große Fehlschläge, </text:span><text:span text:style-name="T17">welche die Spieler oder Gegner besonders belohnen oder bestrafen </text:span><text:span text:style-name="T18">sollen und somit die Unberechenbarkeit des Kampfes betonen</text:span><text:span text:style-name="T17">.</text:span></text:p>
      <text:h text:style-name="Heading_20_3" text:outline-level="3">Kritischer Misserfolg</text:h>
      <text:p text:style-name="P16">Wenn innerhalb einer Kampfrunde zwei Proben eine 1 gewürfelt haben, so ist die zweite Probe ein kritischer Misserfolg. Ein kritischer Misserfolg ist immer ein Misserfolg, selbst wenn der Spieler den Erfolgswert erreichen würde. Außerdem werden kritische Misserfolge auch außerordentlich vom Spielmeister bestraft.</text:p>
      <text:p text:style-name="P16">Sollte innerhalb der selben Kampfprobe erneut eine 1 gewürfelt werden, ist dies ebenfalls ein kritischer Misserfolg. Nur die erste 1 in jeder Kampfrunde ist kein kritischer Misserfolg. </text:p>
      <text:h text:style-name="Heading_20_3" text:outline-level="3">Kritischer Erfolg</text:h>
      <text:p text:style-name="P17">Genau wie beim kritischen Misserfolg, gibt es auch einen kritischen Erfolg. Dieser tritt ein, wenn innerhalb einer Kampfrunde das zweite <text:span text:style-name="T18">Mal der höchstmögliche Wert bei einer Probe gewürfelt wurde. Der höchstmögliche Wert hängt dabei vom genutzten Würfel ab. Ein kritischer Erfolg ist immer erfolgreich, selbst wenn der Würfelwurf nicht ausreicht, den Erfolgswert der Probe zu überbieten. Außerdem sollten die Spieler oder Gegner bei einem kritischen Erfolg außerordentlich belohnt werden. Das Ausmaß der kritischen Erfolge wird durch Meisterentscheid festgelegt.</text:span></text:p>
      <text:p text:style-name="P18">Analog zu den kritischen Misserfolgen gilt, dass weitere Proben mit Maximalwert in der selben Kampfphase auch kritische Erfolge sind. Nur der erste Maximalwert ist kein kritischer Erfolg.</text:p>
      <text:h text:style-name="P51" text:outline-level="1">Akimbo</text:h>
      <text:p text:style-name="P14">Im Kampf können Spieler bis zu zwei Waffen tragen. Pro Kampfphase darf dabei aber nur eine benutzt werden. Zwischen den Phasen darf der Spieler diese wechseln.</text:p>
      <text:p text:style-name="P14">Sollte sich ein Spieler jedoch dazu entscheiden, beide seine Waffen gleichzeitig zu führen, ist der Einsatz der Waffen erschwert. Dafür ist es dem Spieler aber möglich, in kurzer Zeit viele Angriffe auszuführen.</text:p>
      <text:h text:style-name="Heading_20_3" text:outline-level="3">Geteilte Kosten</text:h>
      <text:p text:style-name="P14">Solange ein Spieler mit zwei Waffen gleichzeitig kämpft, kann dieser seine AP auf beide Waffen gleichzeitig verwenden. Er muss nicht die AP-<text:span text:style-name="T12">Kosten </text:span>beider Waffen einzeln <text:span text:style-name="T12">bezahlen</text:span>. Stattdessen können die eingesetzten AP bei beiden Waffen <text:span text:style-name="T12">unabhängig eingesetzt </text:span>werden.</text:p>
      <text:p text:style-name="P15">Sollte </text:p>
      <text:h text:style-name="Heading_20_3" text:outline-level="3">Maluswürfel</text:h>
      <text:p text:style-name="P14">Die gleichzeitige Führung zweier Waffen ist einer besondere Herausforderung, deshalb erhält der Spieler +1 Maluswürfel auf alle Waffenproben.</text:p>
      <text:h text:style-name="Heading_20_3" text:outline-level="3">Unterschiedliche Ziele</text:h>
      <text:p text:style-name="P15">Die Angriffe der beiden Waffen müssen nicht unbedingt auf das gleiche Ziel gerichtet sein. Sollte während einer Aktion mehr als ein Ziel attackiert werden, erhält der Spieler <text:span text:style-name="T13">auch hier </text:span>+1 Maluswürfel für jedes zusätzliche Ziel.</text:p>
      <text:p text:style-name="P6"/>
      <text:h text:style-name="P51" text:outline-level="1">Gegenstände</text:h>
      <text:p text:style-name="P37">Neben Waffen können sich auch weitere Hilfsmittel als sehr praktisch im Kampf erweisen. Je kreativer die Spieler, desto effizienter können verschiedene Gegenstände im Kampf eingesetzt werden.</text:p>
      <text:h text:style-name="Heading_20_2" text:outline-level="2">Umgebung</text:h>
      <text:p text:style-name="P37">Wenn Gegenstände in der unmittelbaren Umgebung zur Verfügung stehen, können diese direkt eingesetzt werden, ohne dafür zusätzliche AP einzusetzen. Die Effekte durch improvisierte Gegenstände wird durch Meisterentscheid festgelegt.</text:p>
      <text:h text:style-name="Heading_20_2" text:outline-level="2">Kampfbereit</text:h>
      <text:p text:style-name="P37">Einige Taschen bieten spezielle Slots, die kampfbereit sind. Alle Gegenstände in diesen Slots sind sehr schnell greifbar und somit auch im Kampf ohne den Einsatz von zusätzlichen AP direkt nutzbar. Hier können die Spieler sich auf Kämpfe vorbereiten, indem sie passende Gegenstände in ihre Kampfbereiten Slots legen.</text:p>
      <text:h text:style-name="Heading_20_2" text:outline-level="2">Tasche</text:h>
      <text:p text:style-name="P37">Weitere Gegenstände in den Taschen sind soweit verstaut, dass diese nicht schnell greifbar im Kampf sind. Möchte ein Spieler unbedingt etwas aus seinen Taschen nutzen, so muss sein Charakter zunächst seinen Rucksack ablegen und den benötigten Gegenstand heraus holen. Die ist nur möglich, wenn der Spieler eine Fokusaktion dafür verwendet.</text:p>
      <text:p text:style-name="P39">TODO</text:p>
      <text:p text:style-name="Standard"/>
      <text:p text:style-name="Standard">Schnellkampf</text:p>
      <text:p text:style-name="P9">Regeln für simplfied alternative Combat in weniger drastischen Situationen &gt; Schläge<text:span text:style-name="T33">rei</text:span></text:p>
      <text:p text:style-name="P10"/>
      <text:p text:style-name="P10"/>
      <text:p text:style-name="P10">Reaktionen </text:p>
      <text:p text:style-name="P10">Besondere Aktionen bei Gegneraktion? &gt; Eigentlich <text:s/>durch Fokusaktionen <text:span text:style-name="T32">möglicht</text:span></text:p>
      <text:p text:style-name="P29">Passierschläge? &gt; Insbesondere bei Bewegungen?</text:p>
      <text:p text:style-name="P46">Vielleicht als Merkma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eternum_20_Body" style:display-name="Aeternum Body" style:family="paragraph">
      <style:paragraph-properties fo:margin-top="0in" fo:margin-bottom="0in" style:contextual-spacing="false" fo:line-height="100%" fo:text-align="start" style:justify-single-word="false" fo:keep-together="always" fo:orphans="0" fo:widows="0" fo:text-indent="0.1181in" style:auto-text-indent="false" fo:keep-with-next="always"/>
      <style:text-properties fo:color="#2b5054" loext:opacity="100%" style:text-line-through-style="none" style:text-line-through-type="none" style:font-name="Open Sans" fo:font-family="'Open Sans'" style:font-family-generic="roman" style:font-pitch="variable" fo:font-size="11pt" fo:letter-spacing="normal" fo:language="en" fo:country="US" fo:font-style="normal" style:text-underline-style="none" fo:font-weight="normal" style:letter-kerning="false" style:font-size-asian="11pt" style:font-style-asian="normal" style:font-weight-asian="normal"/>
    </style:style>
    <style:style style:name="Aeternum_20_Text2" style:display-name="Aeternum Text2" style:family="paragraph" style:parent-style-name="Aeternum_20_Body" style:next-style-name="Aeternum_20_Body">
      <style:paragraph-properties fo:margin-top="0.1945in" fo:margin-bottom="0.0555in" style:contextual-spacing="false" fo:line-height="100%" fo:text-align="center" style:justify-single-word="false" fo:text-indent="0in" style:auto-text-indent="false"/>
      <style:text-properties style:font-name="Open Sans" fo:font-family="'Open Sans'" style:font-family-generic="roman" style:font-pitch="variable" fo:font-size="13pt" fo:font-style="normal" fo:font-weight="normal" style:font-size-asian="13pt" style:font-style-asian="normal" style:font-weight-asian="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1:20:49.473000000</meta:creation-date>
    <dc:date>2024-05-26T13:31:30.653000000</dc:date>
    <meta:editing-duration>PT5H50M21S</meta:editing-duration>
    <meta:editing-cycles>31</meta:editing-cycles>
    <meta:generator>LibreOffice/24.2.3.2$Windows_X86_64 LibreOffice_project/433d9c2ded56988e8a90e6b2e771ee4e6a5ab2ba</meta:generator>
    <meta:document-statistic meta:table-count="0" meta:image-count="0" meta:object-count="0" meta:page-count="16" meta:paragraph-count="145" meta:word-count="2754" meta:character-count="20077" meta:non-whitespace-character-count="17454"/>
  </office:meta>
</office:document-meta>
</file>